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0000002D0F25E20EA381A5EBD.png" manifest:media-type="image/png"/>
  <manifest:file-entry manifest:full-path="Pictures/10000000000004220000031A68B612E21735F9E0.png" manifest:media-type="image/png"/>
  <manifest:file-entry manifest:full-path="Pictures/100000000000033C0000026DFE0BE24429D9C536.png" manifest:media-type="image/png"/>
  <manifest:file-entry manifest:full-path="Pictures/1000020100000500000002D03918081590A75FCF.png" manifest:media-type="image/png"/>
  <manifest:file-entry manifest:full-path="Pictures/10000000000000580000001F05AC5E64C9D37AC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.374cm" fo:margin-bottom="0cm" fo:text-indent="0cm" style:writing-mode="lr-tb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225cm" fo:margin-bottom="0cm" fo:text-indent="0cm" style:writing-mode="lr-tb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 presentation:user-transformed="true">
          <draw:text-box>
            <text:p>Linux Hardening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Presented by Hysun Chung</text:p>
            <text:p text:style-name="P2"><text:span text:style-name="T1">Stolen</text:span>Compiled from various sources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hoami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Capitol grad! (Nerd school)</text:p>
                <text:list>
                  <text:list-item>
                    <text:p text:style-name="P1">BS Cyber &amp; Information Security, 2016</text:p>
                  </text:list-item>
                  <text:list-item>
                    <text:p text:style-name="P1">MS Computer Science, 2020</text:p>
                  </text:list-item>
                  <text:list-item>
                    <text:p text:style-name="P1">DSc Cybersecurity, 202X?</text:p>
                  </text:list-item>
                </text:list>
              </text:list-item>
              <text:list-item>
                <text:p text:style-name="P1">USMC Veteran – SIGINT, Chinese Linguist</text:p>
              </text:list-item>
              <text:list-item>
                <text:p text:style-name="P1">Information Security Analyst / Pentester @ USAA</text:p>
              </text:list-item>
              <text:list-item>
                <text:p text:style-name="P1">CISSP, C|EH, Security+, GWAPT, GMOB, GCIH</text:p>
                <text:p text:style-name="P1"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finger azmaveth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5">Fly-by-night DM (2e, 3e, 5e, Pathfinder, CP2020)</text:p>
              </text:list-item>
              <text:list-item>
                <text:p text:style-name="P5">Martial arts fan (Kenpo, Kajukenbo, Kashima Shinryu)</text:p>
              </text:list-item>
              <text:list-item>
                <text:p text:style-name="P5">Really bad surfer (my 4 sisters are all better)</text:p>
                <text:p text:style-name="P5"/>
              </text:list-item>
              <text:list-item>
                <text:p text:style-name="P5">...who LOVES cyber competitions!</text:p>
                <text:list>
                  <text:list-item>
                    <text:p text:style-name="P1">Cyberarmy</text:p>
                  </text:list-item>
                  <text:list-item>
                    <text:p text:style-name="P1">Shakacon CTF</text:p>
                  </text:list-item>
                  <text:list-item>
                    <text:p text:style-name="P1">NCL</text:p>
                  </text:list-item>
                  <text:list-item>
                    <text:p text:style-name="P1">CCDC</text:p>
                  </text:list-item>
                  <text:list-item>
                    <text:p text:style-name="P1">SANS NetWars</text:p>
                  </text:list-item>
                  <text:list-item>
                    <text:p text:style-name="P1">Security Innovation CMD+CTRL</text:p>
                  </text:list-item>
                  <text:list-item>
                    <text:p text:style-name="P1">Secure Code Warrior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Overview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Principle of Least Privilege</text:p>
              </text:list-item>
              <text:list-item>
                <text:p text:style-name="P1">Security Baselines</text:p>
              </text:list-item>
              <text:list-item>
                <text:p text:style-name="P1">Automated Baselining</text:p>
              </text:list-item>
              <text:list-item>
                <text:p text:style-name="P1">System Auditing</text:p>
              </text:list-item>
              <text:list-item>
                <text:p text:style-name="P1">Examples of Hardening</text:p>
              </text:list-item>
              <text:list-item>
                <text:p text:style-name="P1">Resources for Further Research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Not Covered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5">Physical Access</text:p>
              </text:list-item>
              <text:list-item>
                <text:p text:style-name="P5"><text:span text:style-name="T2">Bootloader</text:span></text:p>
              </text:list-item>
              <text:list-item>
                <text:p text:style-name="P5"><text:span text:style-name="T2">Partitioning</text:span></text:p>
              </text:list-item>
              <text:list-item>
                <text:p text:style-name="P1">Custom kernels / kernel root kits</text:p>
              </text:list-item>
              <text:list-item>
                <text:p text:style-name="P1">Mandatory Access Controls (MAC) ala SELinux &amp; AppArmor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Principle of Least Privileg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One of the cornerstones of security</text:p>
              </text:list-item>
              <text:list-item>
                <text:p text:style-name="P1">Run as normal user whenever possible</text:p>
              </text:list-item>
              <text:list-item>
                <text:p text:style-name="P1">Default Deny + Whitelists</text:p>
              </text:list-item>
              <text:list-item>
                <text:p text:style-name="P1">Use technical controls to restrict access to only what is needed</text:p>
                <text:p text:style-name="P1"/>
                <text:p text:style-name="P1">Catch – <text:span text:style-name="T3">YOU MUST KNOW YOUR SYSTEM</text:span></text:p>
                <text:list>
                  <text:list-item>
                    <text:p text:style-name="P1"><text:span text:style-name="T4">If you don’t know what your system does or how it is used, how can you know what privileges are needed?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Baselines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1">CIS Benchmarks</text:p>
              </text:list-item>
              <text:list-item>
                <text:p text:style-name="P1">DISA STIGs</text:p>
              </text:list-item>
              <text:list-item>
                <text:p text:style-name="P1">OWASP (Web and Mobile applications)</text:p>
                <text:p text:style-name="P1"/>
                <text:list>
                  <text:list-item>
                    <text:p text:style-name="P1">Baselines should be applied as part of the initial system build.</text:p>
                  </text:list-item>
                  <text:list-item>
                    <text:p text:style-name="P1">Start secure, then open up holes as needed for the functionality required.</text:p>
                  </text:list-item>
                  <text:list-item>
                    <text:p text:style-name="P1">Much more difficult to apply a baseline to a system that is already fully configured and running, as you will need more testing to ensure you didn’t break anything important.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Automation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1">OpenSCAP</text:p>
                <text:list>
                  <text:list-item>
                    <text:p text:style-name="P1">Can ensure enforcement of security policies (i.e. baselines)</text:p>
                    <text:list>
                      <text:list-item>
                        <text:p text:style-name="P1">DISA Security Technical Implementation Guides (STIGs)</text:p>
                      </text:list-item>
                      <text:list-item>
                        <text:p text:style-name="P1">The United States Government Configuration Baseline (USGCB)</text:p>
                      </text:list-item>
                      <text:list-item>
                        <text:p text:style-name="P1">Payment Card Industry Data Security Standard (PCI DSS)</text:p>
                      </text:list-item>
                      <text:list-item>
                        <text:p text:style-name="P1">Vendor-specific (Redhat, SUSE, etc)</text:p>
                      </text:list-item>
                    </text:list>
                  </text:list-item>
                  <text:list-item>
                    <text:p text:style-name="P1">Tracks vulnerabilities (CVEs)</text:p>
                  </text:list-item>
                  <text:list-item>
                    <text:p text:style-name="P1">Can assist with automated patching</text:p>
                  </text:list-item>
                </text:list>
              </text:list-item>
              <text:list-item>
                <text:p text:style-name="P1">DevSec Hardening Framework</text:p>
                <text:list>
                  <text:list-item>
                    <text:p text:style-name="P1">Leverages open source automation tools (Ansible, Chef, Puppet, etc)</text:p>
                  </text:list-item>
                  <text:list-item>
                    <text:p text:style-name="P1">Website out of date, but GitHub is actively updated</text:p>
                    <text:p text:style-name="P1"/>
                  </text:list-item>
                </text:list>
                <text:p text:style-name="P1"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System Auditing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6"><text:span text:style-name="T5">Demo time!</text:span></text:p>
                <text:p text:style-name="P1"/>
              </text:list-header>
              <text:list-item>
                <text:p text:style-name="P1">lynis</text:p>
              </text:list-item>
              <text:list-item>
                <text:p text:style-name="P1">nmap</text:p>
              </text:list-item>
              <text:list-item>
                <text:p text:style-name="P1">OpenVA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Securing SSH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1">Edit /etc/ssh/sshd_config</text:p>
              </text:list-item>
              <text:list-item>
                <text:p text:style-name="P1">Who needs SSH?</text:p>
                <text:list>
                  <text:list-item>
                    <text:p text:style-name="P1">AllowUsers user1 user2 user3</text:p>
                  </text:list-item>
                  <text:list-item>
                    <text:p text:style-name="P1">AllowGroups group1</text:p>
                    <text:list>
                      <text:list-item>
                        <text:p text:style-name="P1">Add user1, user2, user3 into group1</text:p>
                      </text:list-item>
                    </text:list>
                  </text:list-item>
                </text:list>
              </text:list-item>
              <text:list-item>
                <text:p text:style-name="P1">Disable root login</text:p>
                <text:list>
                  <text:list-item>
                    <text:p text:style-name="P1">PermitRootLogin no</text:p>
                  </text:list-item>
                </text:list>
              </text:list-item>
              <text:list-item>
                <text:p text:style-name="P1">Prefer cryptographic certificate-based authentication</text:p>
                <text:list>
                  <text:list-item>
                    <text:p text:style-name="P1"><text:a xlink:href="https://www.digitalocean.com/community/tutorials/how-to-configure-ssh-key-based-authentication-on-a-linux-server" xlink:type="simple">https://www.digitalocean.com/community/tutorials/how-to-configure-ssh-key-based-authentication-on-a-linux-server</text:a></text:p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Firewall Configuration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1">Principle of Least Privilege in practice</text:p>
                <text:list>
                  <text:list-item>
                    <text:p text:style-name="P1">Web server may require a database</text:p>
                  </text:list-item>
                  <text:list-item>
                    <text:p text:style-name="P1">Database does not need to be public</text:p>
                  </text:list-item>
                  <text:list-item>
                    <text:p text:style-name="P1">Default Deny + Whitelist ports 80 &amp; 443</text:p>
                  </text:list-item>
                </text:list>
              </text:list-item>
              <text:list-item>
                <text:p text:style-name="P1">IPTables vs UFW vs ??</text:p>
                <text:list>
                  <text:list-item>
                    <text:p text:style-name="P1">Use whatever tool you prefer when it is available.</text:p>
                  </text:list-item>
                  <text:list-item>
                    <text:p text:style-name="P1">IPTables is still ubiquitous, so probably safest bet</text:p>
                    <text:list>
                      <text:list-item>
                        <text:p text:style-name="P1">sudo iptables -P INPUT DROP (Default Deny, don’t lock yourself out)</text:p>
                      </text:list-item>
                    </text:list>
                  </text:list-item>
                  <text:list-item>
                    <text:p text:style-name="P1">See cheatsheet for more examples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Filesystem Monitoring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1">AIDE</text:p>
                <text:list>
                  <text:list-item>
                    <text:p text:style-name="P1">Notifies you when there are changes to files</text:p>
                  </text:list-item>
                  <text:list-item>
                    <text:p text:style-name="P1">Highly configurable</text:p>
                    <text:list>
                      <text:list-item>
                        <text:p text:style-name="P1">First setup rules in aide.conf, then run the following commands:</text:p>
                        <text:list>
                          <text:list-item>
                            <text:p text:style-name="P1">aide --init (creates database)</text:p>
                          </text:list-item>
                          <text:list-item>
                            <text:p text:style-name="P1">aide --check (compares files against database)</text:p>
                          </text:list-item>
                          <text:list-item>
                            <text:p text:style-name="P1">aide --update (updates database with file changes)</text:p>
                          </text:list-item>
                        </text:list>
                      </text:list-item>
                      <text:list-item>
                        <text:p text:style-name="P8">Only do this on a known-safe system!</text:p>
                      </text:list-item>
                    </text:list>
                  </text:list-item>
                </text:list>
              </text:list-item>
              <text:list-item>
                <text:p text:style-name="P1">Tripwire</text:p>
                <text:list>
                  <text:list-item>
                    <text:p text:style-name="P1">No longer updated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cron jobs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1">Popular place to hide malicious scripts for persistence</text:p>
              </text:list-item>
              <text:list-item>
                <text:p text:style-name="P1">Can also be used to automate security scans on a schedule</text:p>
                <text:list>
                  <text:list-item>
                    <text:p text:style-name="P1">lynis and aide are good candidates</text:p>
                  </text:list-item>
                </text:list>
                <text:p text:style-name="P1"/>
              </text:list-item>
              <text:list-item>
                <text:p text:style-name="P1">crontab -l (list current user’s jobs)</text:p>
              </text:list-item>
              <text:list-item>
                <text:p text:style-name="P1">crontab -e (edit current user’s jobs)</text:p>
                <text:list>
                  <text:list-item>
                    <text:p text:style-name="P1">*/5 * * * * /tmp/myscript.sh (run /tmp/myscript.sh every 5 minutes)</text:p>
                  </text:list-item>
                </text:list>
              </text:list-item>
              <text:list-item>
                <text:p text:style-name="P1">sudo crontab -u &lt;user&gt; -l (list &lt;user&gt;’s jobs)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Additional Resourc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a xlink:href="https://github.com/azmaveth/CCDC-Tools" xlink:type="simple">https://github.com/azmaveth/CCDC-Tools</text:a></text:p>
                <text:p text:style-name="P1"/>
              </text:list-item>
              <text:list-item>
                <text:p text:style-name="P1">Secure operating systems:</text:p>
                <text:list>
                  <text:list-item>
                    <text:p text:style-name="P1"><text:a xlink:href="https://sel4.systems/" xlink:type="simple">https://sel4.systems/</text:a></text:p>
                  </text:list-item>
                  <text:list-item>
                    <text:p text:style-name="P1"><text:a xlink:href="https://www.openbsd.org/" xlink:type="simple">https://www.openbsd.org/</text:a></text:p>
                  </text:list-item>
                  <text:list-item>
                    <text:p text:style-name="P1"><text:a xlink:href="https://www.qubes-os.org/" xlink:type="simple">https://www.qubes-os.org/</text:a></text:p>
                  </text:list-item>
                  <text:list-item>
                    <text:p text:style-name="P1"><text:a xlink:href="https://grapheneos.org/" xlink:type="simple">https://grapheneos.org/</text:a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Additional Resources - Baselin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a xlink:href="https://www.cisecurity.org/benchmark/distribution_independent_linux/" xlink:type="simple">https://www.cisecurity.org/benchmark/distribution_independent_linux/</text:a></text:p>
              </text:list-item>
              <text:list-item>
                <text:p text:style-name="P1"><text:a xlink:href="https://public.cyber.mil/stigs/" xlink:type="simple">https://public.cyber.mil/stigs/</text:a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Additional Resources - Automatio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a xlink:href="https://www.open-scap.org/" xlink:type="simple">https://www.open-scap.org/</text:a></text:p>
              </text:list-item>
              <text:list-item>
                <text:p text:style-name="P1"><text:a xlink:href="https://static.open-scap.org/ssg-guides/ssg-rhel7-guide-C2S.html" xlink:type="simple">https://static.open-scap.org/ssg-guides/ssg-rhel7-guide-C2S.html</text:a></text:p>
              </text:list-item>
              <text:list-item>
                <text:p text:style-name="P1"><text:a xlink:href="https://github.com/dev-sec" xlink:type="simple">https://github.com/dev-sec</text:a></text:p>
              </text:list-item>
              <text:list-item>
                <text:p text:style-name="P1"><text:a xlink:href="https://github.com/CISOfy/Lynis" xlink:type="simple">https://github.com/CISOfy/Lynis</text:a></text:p>
                <text:p text:style-name="P1"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Additional Resources - Hardeni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a xlink:href="https://github.com/trimstray/the-practical-linux-hardening-guide" xlink:type="simple">https://github.com/trimstray/the-practical-linux-hardening-guide</text:a></text:p>
              </text:list-item>
              <text:list-item>
                <text:p text:style-name="P1"><text:a xlink:href="https://github.com/trimstray/linux-hardening-checklist" xlink:type="simple">https://github.com/trimstray/linux-hardening-checklist</text:a></text:p>
              </text:list-item>
              <text:list-item>
                <text:p text:style-name="P1"><text:a xlink:href="https://madaidans-insecurities.github.io/guides/linux-hardening.html" xlink:type="simple">https://madaidans-insecurities.github.io/guides/linux-hardening.html</text:a></text:p>
              </text:list-item>
              <text:list-item>
                <text:p text:style-name="P1"><text:a xlink:href="https://linux-audit.com/linux-server-hardening-most-important-steps-to-secure-systems/" xlink:type="simple">https://linux-audit.com/linux-server-hardening-most-important-steps-to-secure-systems/</text:a></text:p>
              </text:list-item>
              <text:list-item>
                <text:p text:style-name="P1"><text:a xlink:href="https://github.com/decalage2/awesome-security-hardening" xlink:type="simple">https://github.com/decalage2/awesome-security-hardening</text:a></text:p>
              </text:list-item>
              <text:list-item>
                <text:p text:style-name="P1"><text:a xlink:href="https://github.com/imthenachoman/How-To-Secure-A-Linux-Server" xlink:type="simple">https://github.com/imthenachoman/How-To-Secure-A-Linux-Server</text:a></text:p>
              </text:list-item>
              <text:list-item>
                <text:p text:style-name="P1"><text:a xlink:href="https://github.com/EmreOvunc/Linux-System-Management-Scripts-Tricks" xlink:type="simple">https://github.com/EmreOvunc/Linux-System-Management-Scripts-Tricks</text:a></text:p>
              </text:list-item>
              <text:list-item>
                <text:p text:style-name="P1"><text:a xlink:href="https://recipeforroot.com/suid-binaries/" xlink:type="simple">https://recipeforroot.com/suid-binaries/</text:a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print_20_Plans">
        <draw:frame presentation:style-name="pr7" draw:text-style-name="P6" draw:layer="layout" svg:width="19.999cm" svg:height="2.63cm" svg:x="6.6cm" svg:y="6.6cm" presentation:class="title" presentation:user-transformed="true">
          <draw:text-box>
            <text:p><text:span text:style-name="T6">This work is licensed under a Creative Commons Attribution-ShareAlike 3.0 Unported License.</text:span><text:span text:style-name="T6"><text:line-break/></text:span><text:span text:style-name="T6">It makes use of the works of Mateus Machado Luna.</text:span></text:p>
          </draw:text-box>
        </draw:frame>
        <draw:frame draw:style-name="gr2" draw:text-style-name="P9" draw:layer="layout" svg:width="2.327cm" svg:height="0.819cm" svg:x="2.267cm" svg:y="7.545cm">
          <draw:image xlink:href="Pictures/10000000000000580000001F05AC5E64C9D37A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68B612E21735F9E0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30T19:16:31.443000000</meta:creation-date>
    <meta:editing-duration>PT1H41M59S</meta:editing-duration>
    <meta:editing-cycles>20</meta:editing-cycles>
    <meta:generator>LibreOffice/7.1.1.2$Windows_x86 LibreOffice_project/fe0b08f4af1bacafe4c7ecc87ce55bb426164676</meta:generator>
    <dc:title>Blueprint Plans</dc:title>
    <dc:date>2021-04-01T00:18:13.142000000</dc:date>
    <meta:document-statistic meta:object-count="126"/>
  </office:meta>
</office:document-meta>
</file>